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3.914cm" style:use-optimal-column-width="false"/>
    </style:style>
    <style:style style:name="co2" style:family="table-column">
      <style:table-column-properties style:column-width="62.591cm" style:use-optimal-column-width="false"/>
    </style:style>
    <style:style style:name="ro1" style:family="table-row">
      <style:table-row-properties style:row-height="11.351cm" style:use-optimal-row-height="false"/>
    </style:style>
    <style:style style:name="ro2" style:family="table-row">
      <style:table-row-properties style:row-height="20.88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center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4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2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3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size-asian="200pt" style:font-name-complex="Alvi Nastaleeq" style:font-size-complex="200pt"/>
    </style:style>
    <style:style style:name="T2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6.504cm" svg:height="115.79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پرچمِ غازی لہراتا گھر گھر دیکھا</text:span>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2">سوچو ذرا کیا ہوگا جوانی کا عالم<text:line-break/>چیرتے جس کو بچپن میں اژدر دیکھا<text:span text:style-name="T2"><text:line-break/></text:span><text:span text:style-name="T2"/></text:p>
              </table:table-cell>
              <table:table-cell table:style-name="ce4">
                <text:p text:style-name="P3">مه خانوں میں آج عجب منظر دیکھا<text:line-break/>پیمانوں میں جام نہیں کوثر دیکھا<text:span text:style-name="T2"><text:line-break/></text:span><text:span text:style-name="T2"/></text:p>
              </table:table-cell>
            </table:table-row>
            <table:table-row table:style-name="ro2" table:default-cell-style-name="ce4">
              <table:table-cell>
                <text:p text:style-name="P3">قولِ نبیؐ ہے دونوں میں کچھ فرق نہیں<text:line-break/>کعبہ دیکھا یا کہ رخِ حیدر دیکھا<text:span text:style-name="T2"><text:line-break/></text:span><text:span text:style-name="T2"/></text:p>
              </table:table-cell>
              <table:table-cell>
                <text:p text:style-name="P3">جیسے اُٹھالے ہاتھ بڑھا کر پھول کوئی<text:line-break/>دستِ علیؑ پر ایسے درِ خیبر دیکھا<text:span text:style-name="T2"><text:line-break/></text:span><text:span text:style-name="T2"/></text:p>
              </table:table-cell>
            </table:table-row>
            <table:table-row table:style-name="ro2" table:default-cell-style-name="ce4">
              <table:table-cell>
                <text:p text:style-name="P3">وقتِ نصرت کون رہا ہے سینہ سپر<text:line-break/>پشت پہ کس نے گھونپ دیا خنجر دیکھا<text:span text:style-name="T2"><text:line-break/></text:span><text:span text:style-name="T2"/></text:p>
              </table:table-cell>
              <table:table-cell>
                <text:p text:style-name="P3">پیغمبرؐ کے یار بنے جو پھرتے تھے<text:line-break/>بھاگتے اُن کو میدان سے اکثر دیکھا<text:span text:style-name="T2"><text:line-break/></text:span><text:span text:style-name="T2"/></text:p>
              </table:table-cell>
            </table:table-row>
            <table:table-row table:style-name="ro2" table:default-cell-style-name="ce4">
              <table:table-cell>
                <text:p text:style-name="P3">حقِ حیدرؑ چھیننے والے دنیا میں<text:line-break/>نام تیرے رسوائی کا دفتر دیکھا<text:span text:style-name="T2"><text:line-break/></text:span><text:span text:style-name="T2"/></text:p>
              </table:table-cell>
              <table:table-cell>
                <text:p text:style-name="P3">بخٍ بخٍ کہنے لگے کچھ ڈر ڈر کے<text:line-break/>آتے ہوئے حارث پر جو کنکر دیکھا<text:span text:style-name="T2"><text:line-break/></text:span><text:span text:style-name="T2"/></text:p>
              </table:table-cell>
            </table:table-row>
            <table:table-row table:style-name="ro2">
              <table:table-cell table:style-name="ce5" table:number-columns-spanned="2">
                <text:p text:style-name="P3">کربلا کی جیت کا اِک اعلان ہے یہ<text:line-break/>پرچمِ غازی لہراتا گھر گھر دیکھا<text:span text:style-name="T2"><text:line-break/></text:span><text:span text:style-name="T2"/></text:p>
              </table:table-cell>
              <table:covered-table-cell table:style-name="ce6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26.492cm" fo:page-height="115.7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9:59:30.996448400</meta:creation-date>
    <dc:date>2026-01-27T17:14:49.297064200</dc:date>
    <meta:editing-duration>PT6M12S</meta:editing-duration>
    <meta:editing-cycles>4</meta:editing-cycles>
    <meta:generator>LibreOffice/25.8.4.2$Windows_X86_64 LibreOffice_project/290daaa01b999472f0c7a3890eb6a550fd74c6df</meta:generator>
    <meta:document-statistic meta:object-count="1"/>
  </office:meta>
</office:document-meta>
</file>